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71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id="id9" draw:layer="layout" svg:width="3.5cm" svg:height="2.5cm" svg:x="2.5cm" svg:y="1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id="id3" draw:layer="layout" svg:width="3cm" svg:height="4cm" svg:x="12.5cm" svg:y="6cm">
          <text:p text:style-name="P1">DB</text:p>
          <text:p text:style-name="P1"><text:span text:style-name="T1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2" draw:layer="layout" svg:width="5.5cm" svg:height="4cm" svg:x="16.5cm" svg:y="9cm">
          <text:p text:style-name="P1">Data Server</text:p>
          <text:p text:style-name="P1"><text:span text:style-name="T1">[Scala or C++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4cm" svg:height="5cm" svg:x="24cm" svg:y="8cm">
          <text:p text:style-name="P1">Teacher</text:p>
          <text:p text:style-name="P1">Client</text:p>
          <text:p text:style-name="P1"><text:span text:style-name="T1">[aplet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4cm" svg:y1="10.5cm" svg:x2="22cm" svg:y2="11cm" draw:start-shape="id1" draw:start-glue-point="3" draw:end-shape="id2" draw:end-glue-point="1" svg:d="m24000 10500h-999v500h-1001">
          <text:p/>
        </draw:connector>
        <draw:connector draw:style-name="gr6" draw:text-style-name="P1" draw:layer="layout" svg:x1="14cm" svg:y1="10cm" svg:x2="13.75cm" svg:y2="14cm" draw:start-shape="id3" draw:end-shape="id4" draw:end-glue-point="0" svg:d="m14000 10000v2001h-250v1999">
          <text:p/>
        </draw:connector>
        <draw:custom-shape draw:style-name="gr7" draw:text-style-name="P1" draw:id="id5" draw:layer="layout" svg:width="6cm" svg:height="4cm" svg:x="22cm" svg:y="14cm">
          <text:p text:style-name="P1">E-mail</text:p>
          <text:p text:style-name="P1">Tea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id="id6" draw:layer="layout" svg:width="5.5cm" svg:height="4cm" svg:x="21.5cm" svg:y="2cm">
          <text:p text:style-name="P1">E-mail</text:p>
          <text:p text:style-name="P1">Par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6.5cm" svg:y1="15.75cm" svg:x2="22cm" svg:y2="16cm" draw:start-shape="id4" draw:start-glue-point="1" draw:end-shape="id5" svg:d="m16500 15750h2750v250h2750">
          <text:p/>
        </draw:connector>
        <draw:connector draw:style-name="gr6" draw:text-style-name="P1" draw:layer="layout" svg:x1="26cm" svg:y1="8cm" svg:x2="26.998cm" svg:y2="3.999cm" draw:start-shape="id1" draw:start-glue-point="0" draw:end-shape="id6" draw:end-glue-point="7" svg:d="m26000 8000v-999h1502v-3002h-504">
          <text:p/>
        </draw:connector>
        <draw:custom-shape draw:style-name="gr9" draw:text-style-name="P1" draw:id="id7" draw:layer="layout" svg:width="6.5cm" svg:height="3cm" svg:x="1.5cm" svg:y="4cm">
          <text:p text:style-name="P1">Admin Tools</text:p>
          <text:p text:style-name="P1"><text:span text:style-name="T1">[C++ &amp; QT4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cm" svg:y1="5.5cm" svg:x2="13.999cm" svg:y2="6cm" draw:start-shape="id7" draw:start-glue-point="1" draw:end-shape="id3" draw:end-glue-point="5" svg:d="m8000 5500h2251v-1h3748v501">
          <text:p/>
        </draw:connector>
        <draw:custom-shape draw:style-name="gr9" draw:text-style-name="P1" draw:id="id8" draw:layer="layout" svg:width="5cm" svg:height="3cm" svg:x="5.5cm" svg:y="10cm">
          <text:p text:style-name="P1">Backup</text:p>
          <text:p text:style-name="P1">Demon</text:p>
          <text:p text:style-name="P1"><text:span text:style-name="T2">[C++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2.5cm" svg:y1="7.999cm" svg:x2="7.999cm" svg:y2="10cm" draw:start-shape="id3" draw:start-glue-point="6" draw:end-shape="id8" draw:end-glue-point="4" svg:d="m12500 7999h-4501v2001">
          <text:p/>
        </draw:connector>
        <draw:custom-shape draw:style-name="gr10" draw:text-style-name="P1" draw:id="id4" draw:layer="layout" svg:width="5.5cm" svg:height="3.5cm" svg:x="11cm" svg:y="14cm">
          <text:p text:style-name="P1">WWW Server</text:p>
          <text:p text:style-name="P1"><text:span text:style-name="T1">[PHP]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cm" svg:y="1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7.999cm" svg:y1="13cm" svg:x2="5.998cm" svg:y2="16.749cm" draw:start-shape="id8" draw:start-glue-point="8" draw:end-shape="id9" draw:end-glue-point="7" svg:d="m7999 13000v3749h-2001">
          <text:p/>
        </draw:connector>
        <draw:custom-shape draw:style-name="gr1" draw:text-style-name="P1" draw:id="id10" draw:layer="layout" svg:width="3.5cm" svg:height="2.5cm" svg:x="1.5cm" svg:y="15.5cm">
          <text:p text:style-name="P1">File.backu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2" draw:layer="layout" svg:width="8.5cm" svg:height="1.517cm" svg:x="11cm" svg:y="2cm">
          <draw:text-box>
            <text:p text:style-name="P2">Virtual Register</text:p>
          </draw:text-box>
        </draw:frame>
        <draw:connector draw:style-name="gr6" draw:text-style-name="P1" draw:layer="layout" svg:x1="15.498cm" svg:y1="7.999cm" svg:x2="19.25cm" svg:y2="9cm" draw:start-shape="id3" draw:start-glue-point="8" draw:end-shape="id2" svg:d="m15498 7999h3752v1001">
          <text:p/>
        </draw:connector>
        <draw:connector draw:style-name="gr6" draw:text-style-name="P1" draw:layer="layout" svg:x1="3.249cm" svg:y1="15.5cm" svg:x2="4.75cm" svg:y2="7cm" draw:start-shape="id10" draw:start-glue-point="4" draw:end-shape="id7" draw:end-glue-point="2" svg:d="m3249 15500v-4249h1501v-4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09:04:51.37</meta:creation-date>
    <dc:date>2010-02-28T18:47:20</dc:date>
    <meta:editing-duration>PT00H45M57S</meta:editing-duration>
    <meta:editing-cycles>3</meta:editing-cycles>
    <meta:generator>OpenOffice.org/3.1$Linux OpenOffice.org_project/310m19$Build-9420</meta:generator>
    <meta:document-statistic meta:object-count="21"/>
  </office:meta>
</office:document-meta>
</file>